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  <style:text-properties fo:font-variant="normal" fo:text-transform="none" fo:color="#4a4a4a" loext:opacity="100%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4a4a4a" loext:opacity="100%" style:text-line-through-style="none" style:text-line-through-type="none" style:font-name="Roboto" fo:font-size="13.5pt" fo:letter-spacing="normal" fo:font-style="normal" style:text-underline-style="none" fo:font-weight="normal" style:text-blinking="false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/>
      <style:text-properties fo:font-variant="normal" fo:text-transform="none" fo:color="#404040" loext:opacity="100%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P4" style:family="paragraph" style:parent-style-name="Text_20_body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404040" loext:opacity="100%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Roboto" fo:font-size="10.5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1665in" fo:orphans="2" fo:widows="2" fo:text-indent="0in" style:auto-text-indent="false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sa máquina de lavar portátil funciona </text:p>
      <text:p text:style-name="P6">sem obra sem nenhum encanamento como </text:p>
      <text:p text:style-name="P6">você tá vendo Aí você coloca ela em </text:p>
      <text:p text:style-name="P6">qualquer lugar e consegue lavar sua </text:p>
      <text:p text:style-name="P6">louça e até mesmo higienizar frutas e </text:p>
      <text:p text:style-name="P6">legumes com extrema praticidade Pelo </text:p>
      <text:p text:style-name="P6">menos é isso que tá prometendo essas </text:p>
      <text:p text:style-name="P6">propagandas estão circulando por aí </text:p>
      <text:p text:style-name="P6">então eu comprei r$ 400 e bora testar </text:p>
      <text:p text:style-name="P6">esse negócio Ramon vamos lá Ramon Ela só </text:p>
      <text:p text:style-name="P6">vem com esse caninho aqui que é a saída </text:p>
      <text:p text:style-name="P6">de água que você vai poder colocar na </text:p>
      <text:p text:style-name="P6">pia da sua casa você coloca numa </text:p>
      <text:p text:style-name="P6">tomadinha já era não precisa de de </text:p>
      <text:p text:style-name="P6">entrada de água nem de saída instalação </text:p>
      <text:p text:style-name="P6">muito simples agora vamos ver se </text:p>
      <text:p text:style-name="P6">funciona né que é essa essa jarra aqui </text:p>
      <text:p text:style-name="P6">acho que é pr encher o fundo dela Ah </text:p>
      <text:p text:style-name="P6">pode crer ó então você vem aqui como ela </text:p>
      <text:p text:style-name="P6">não tem entrada de água você mesmo tem </text:p>
      <text:p text:style-name="P6">que colocar aqui e fazer o trabalho bom </text:p>
      <text:p text:style-name="P6">colocamos a louça do almoço aqui vou </text:p>
      <text:p text:style-name="P6">jogar um copinho de sabão aí Ramon Vamos </text:p>
      <text:p text:style-name="P6">jogar água aqui não sei quanto que é </text:p>
      <text:p text:style-name="P6">quanto que deveria ser talvez a forma </text:p>
      <text:p text:style-name="P6">como a gente colocou não vai lavar hein </text:p>
      <text:p text:style-name="P6">Ramon vamos descobrir Bom vamos lá o </text:p>
      <text:p text:style-name="P6">negócio é feito para ser simples PIS a </text:p>
      <text:p text:style-name="P6">tomada PIS as coisas tacou água tacou </text:p>
      <text:p text:style-name="P6">sabão Olha só Ramon tem quente e fria </text:p>
      <text:p text:style-name="P6">vamos deixar na quente tem aqui oito </text:p>
      <text:p text:style-name="P6">modos vamos testar lavagem pesada que é </text:p>
      <text:p text:style-name="P6">30 minutos ó Tem vários tipos </text:p>
      <text:p text:style-name="P6">Opa acho que o prato não vai pegar hein </text:p>
      <text:p text:style-name="P6">Ramon do jeito que a gente colocou a tem </text:p>
      <text:p text:style-name="P6">que pegar irmão deixa aí vamos ver ó tem </text:p>
      <text:p text:style-name="P6">um botãozinho que já para aqui nossa tá </text:p>
      <text:p text:style-name="P6">tudo engordurado </text:p>
      <text:p text:style-name="P6">aqui aí ó aí ó agora tá pegando </text:p>
      <text:p text:style-name="P6">[Música] </text:p>
      <text:p text:style-name="P6">ó lá quase finalizando Nossa lavagem </text:p>
      <text:p text:style-name="P6">pega o vapor que tá aqui Ramon Caraca </text:p>
      <text:p text:style-name="P6">caramba pior é que o negócio deu uma </text:p>
      <text:p text:style-name="P6">lavadinha mesmo hein é acabou vamos ver </text:p>
      <text:p text:style-name="P6">Cuidado para não cair os bagulho Nossa </text:p>
      <text:p text:style-name="P6">olha a cor da água no fundo </text:p>
      <text:p text:style-name="P6">Ramon Nossa pera aí acho que tem que </text:p>
      <text:p text:style-name="P6">tirar antes de abrir nossa cheiro de </text:p>
      <text:p text:style-name="P6">morte Vamos abrir aqui Ramon já Saiba </text:p>
      <text:p text:style-name="P6">que essa máquina aqui pode ser sua que a </text:p>
      <text:p text:style-name="P6">gente vai sorteara de graça para algum </text:p>
      <text:p text:style-name="P6">seguidor Então vamos ver aqui Ramon </text:p>
      <text:p text:style-name="P6"><text:soft-page-break/>Nossa caramba não é que lavou bem vamos </text:p>
      <text:p text:style-name="P6">ver aqui Ramon ainda tem um xag né </text:p>
      <text:p text:style-name="P6">irmão é </text:p>
      <text:p text:style-name="P6">verdade fechou fechou cinco minha agora </text:p>
      <text:p text:style-name="P6">Ramon água fria né já passou o produto </text:p>
      <text:p text:style-name="P6">secante que vem com ela também deixa </text:p>
      <text:p text:style-name="P6">rodar Caraca faz mais até mais espuma </text:p>
      <text:p text:style-name="P6">esse produto né </text:p>
      <text:p text:style-name="P6">sim enxague concluído Vamos ver isso </text:p>
      <text:p text:style-name="P6">aqui Ramon vamos tirar Tô curioso para </text:p>
      <text:p text:style-name="P6">ver o talher ó aparentemente as coisas n </text:p>
      <text:p text:style-name="P6">tá se lavasse com a mão teria ficado </text:p>
      <text:p text:style-name="P6">melhor os talheres ah estão bem lavados </text:p>
      <text:p text:style-name="P6">os talheres fica uma ou outra coisinha </text:p>
      <text:p text:style-name="P6">que teria que dar um enxague mas isso </text:p>
      <text:p text:style-name="P6">acho que é toda máquina de lavar eu </text:p>
      <text:p text:style-name="P6">sinceramente jamais na minha vida </text:p>
      <text:p text:style-name="P6">pagaria quase R 15.00 nesse negócio </text:p>
      <text:p text:style-name="P6">Ramon Mas por outro lado de graça com </text:p>
      <text:p text:style-name="P6">certeza eu teria uma dessas como eu </text:p>
      <text:p text:style-name="P6">falei a gente vai sortear essa belezinha </text:p>
      <text:p text:style-name="P6">enviar para alguns seguidor sortudo e </text:p>
      <text:p text:style-name="P6">para participar basta você entrar no </text:p>
      <text:p text:style-name="P6">nosso grupo VIP do telegram toda semana </text:p>
      <text:p text:style-name="P6">a gente tá sorteando a maior parte dos </text:p>
      <text:p text:style-name="P6">produtos que a gente testa nesse perfil </text:p>
      <text:p text:style-name="P6">então se você quiser participar é só </text:p>
      <text:p text:style-name="P6">clicar no link dos comentários ou da Bio </text:p>
      <text:p text:style-name="P6">e entrar no nosso grupo Vip Só de estar </text:p>
      <text:p text:style-name="P6">dentro do grupo automaticamente Você já </text:p>
      <text:p text:style-name="P6">está participando de todos os sorteios </text:p>
      <text:p text:style-name="P6">gratuitos de todos os produtos que a </text:p>
      <text:p text:style-name="P6">gente faz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01:44.840517451</meta:creation-date>
    <dc:date>2024-11-07T15:12:13.083873471</dc:date>
    <meta:editing-duration>PT17S</meta:editing-duration>
    <meta:editing-cycles>1</meta:editing-cycles>
    <meta:document-statistic meta:table-count="0" meta:image-count="0" meta:object-count="0" meta:page-count="2" meta:paragraph-count="85" meta:word-count="593" meta:character-count="3093" meta:non-whitespace-character-count="2500"/>
    <meta:generator>LibreOffice/7.3.7.2$Linux_X86_64 LibreOffice_project/30$Build-2</meta:generator>
  </office:meta>
</office:document-meta>
</file>